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2pt" fo:font-style="normal" style:font-size-asian="10.5pt" style:font-style-asian="normal" style:font-size-complex="12pt" style:font-style-complex="normal"/>
    </style:style>
    <style:style style:name="P2" style:family="paragraph" style:parent-style-name="Standard">
      <style:paragraph-properties fo:text-align="justify"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Verdana"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font-name="Verdana" fo:font-size="12pt" fo:font-style="italic" style:font-size-asian="10.5pt" style:font-style-asian="italic" style:font-size-complex="12pt" style:font-style-complex="italic"/>
    </style:style>
    <style:style style:name="P5"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Verdana" fo:font-size="12pt" style:font-size-asian="10.5pt" style:font-size-complex="12pt"/>
    </style:style>
    <style:style style:name="P7" style:family="paragraph" style:parent-style-name="Standard">
      <style:paragraph-properties fo:text-align="justify" style:justify-single-word="false"/>
      <style:text-properties style:font-name="Verdana" fo:font-size="15pt" style:font-size-asian="13.1000003814697pt" style:font-size-complex="15pt"/>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88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2.7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7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974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ll Trace manual</text:p>
      <text:p text:style-name="P7">By Przemysław Pastuszka</text:p>
      <text:p text:style-name="P7"/>
      <text:p text:style-name="P5"><text:tab/>Poniższy manual został napisany z myślą o systemie Linux. Oczywiście, HellTrace działa również poprawnie na systemie Windows (na innych systemach nie testowałem), jednak może się zdarzyć, że pewne czynności opisane w tym manualu należy tam wykonać w zgoła inny sposób.</text:p>
      <text:p text:style-name="P5"/>
      <text:p text:style-name="P6"><text:tab/>Aby rozpocząć korzystanie z HellTrace należy najpierw skompilować pliki źródłowe przy użyciu dołączonego pliku <text:span text:style-name="T1">makefile</text:span><text:span text:style-name="T2">, wywołując standardowe polecenie </text:span><text:span text:style-name="T1">make.</text:span><text:span text:style-name="T2"> W ten sposób otrzymamy wykonywalny plik o nazwie </text:span><text:span text:style-name="T1">helltrace.</text:span><text:span text:style-name="T2"> Wykonujemy go podając jako argument plik wejściowy z listą zadań, czyli: </text:span><text:span text:style-name="T1">./helltrace lista_zadan</text:span></text:p>
      <text:p text:style-name="P1"><text:tab/>Skąd wziąć plik z listą zadań? Można pobrać przykładowy ze strony projektu, ale dużo lepiej i ciekawiej będzie stworzyć go samodzielnie. Czas więc na opis, jak to zrobić.</text:p>
      <text:p text:style-name="P1"/>
      <text:p text:style-name="P1"><text:tab/>Najpierw muszę odpowiedzieć na pytanie: czym są wspomniane zadania? Otóż możemy na nie patrzeć jako na polecenia dla pewnych podprogramów programu HellTrace. Takie polecenie określa w jaki sposób podprogram ma działać (przekazuje atrybuty) oraz mówi, które z pozostałych zadań muszą zostać ukończone zanim rozpocznie się jego wykonanie. Gdy podprogram zakończy działanie, w środowisku powstaje nowy zasób (oprócz zadania - zapisz do pliku), np. nowy bufor pixeli lub nowe światło, który może zostać wykorzystany przez inne zadania.</text:p>
      <text:p text:style-name="P1"><text:tab/>Jak łatwo zauważyć, pomiędzy zadaniami tworzy się sieć powiązań. Przykładowo:</text:p>
      <text:p text:style-name="P1"><draw:g text:anchor-type="paragraph" draw:z-index="0" draw:style-name="gr1"><draw:frame draw:style-name="gr2" draw:text-style-name="P9" svg:width="4.994cm" svg:height="2.132cm" svg:x="1.554cm" svg:y="0.379cm"><draw:text-box><text:p text:style-name="P8"><text:span text:style-name="T6">Sfera</text:span></text:p><text:p text:style-name="P8"><text:span text:style-name="T6"/></text:p></draw:text-box></draw:frame><draw:frame draw:style-name="gr3" draw:text-style-name="P9" svg:width="4.993cm" svg:height="3.042cm" svg:x="5.549cm" svg:y="0.379cm"><draw:text-box><text:p text:style-name="P8"><text:span text:style-name="T6">Materiał Phong</text:span></text:p><text:p text:style-name="P8"><text:span text:style-name="T6"/></text:p></draw:text-box></draw:frame><draw:frame draw:style-name="gr2" draw:text-style-name="P9" svg:width="4.994cm" svg:height="2.132cm" svg:x="4.05cm" svg:y="2.781cm"><draw:text-box><text:p text:style-name="P8"><text:span text:style-name="T6">Obiekt</text:span></text:p><text:p text:style-name="P8"><text:span text:style-name="T6"/></text:p></draw:text-box></draw:frame><draw:line draw:style-name="gr4" draw:text-style-name="P10" svg:x1="2.553cm" svg:y1="1.339cm" svg:x2="5.049cm" svg:y2="2.781cm"><text:p/></draw:line><draw:line draw:style-name="gr4" draw:text-style-name="P10" svg:x1="7.545cm" svg:y1="1.339cm" svg:x2="5.548cm" svg:y2="2.781cm"><text:p/></draw:line><draw:frame draw:style-name="gr2" draw:text-style-name="P9" svg:width="5.494cm" svg:height="2.132cm" svg:x="9.543cm" svg:y="2.781cm"><draw:text-box><text:p text:style-name="P8"><text:span text:style-name="T6">Światło punktowe</text:span></text:p></draw:text-box></draw:frame><draw:frame draw:style-name="gr5" draw:text-style-name="P9" svg:width="3.495cm" svg:height="1.223cm" svg:x="4.551cm" svg:y="5.187cm"><draw:text-box><text:p text:style-name="P8"><text:span text:style-name="T6">Scena</text:span></text:p></draw:text-box></draw:frame><draw:line draw:style-name="gr4" draw:text-style-name="P10" svg:x1="5.548cm" svg:y1="3.744cm" svg:x2="5.548cm" svg:y2="5.186cm"><text:p/></draw:line><draw:line draw:style-name="gr4" draw:text-style-name="P10" svg:x1="10.042cm" svg:y1="3.744cm" svg:x2="6.048cm" svg:y2="5.186cm"><text:p/></draw:line><draw:frame draw:style-name="gr5" draw:text-style-name="P9" svg:width="3.495cm" svg:height="1.223cm" svg:x="11.04cm" svg:y="5.187cm"><draw:text-box><text:p text:style-name="P8"><text:span text:style-name="T6">Kamera</text:span></text:p></draw:text-box></draw:frame><draw:frame draw:style-name="gr2" draw:text-style-name="P9" svg:width="3.992cm" svg:height="2.132cm" svg:x="7.546cm" svg:y="7.588cm"><draw:text-box><text:p text:style-name="P8"><text:span text:style-name="T6">Ray Tracer</text:span></text:p></draw:text-box></draw:frame><draw:line draw:style-name="gr4" draw:text-style-name="P10" svg:x1="6.547cm" svg:y1="6.147cm" svg:x2="8.544cm" svg:y2="7.589cm"><text:p/></draw:line><draw:line draw:style-name="gr4" draw:text-style-name="P10" svg:x1="11.539cm" svg:y1="6.147cm" svg:x2="9.542cm" svg:y2="7.589cm"><text:p/></draw:line><draw:frame draw:style-name="gr6" draw:text-style-name="P9" svg:width="7.488cm" svg:height="1.225cm" svg:x="7.047cm" svg:y="9.99cm"><draw:text-box><text:p text:style-name="P8"><text:span text:style-name="T6">Zapis do pliku</text:span></text:p></draw:text-box></draw:frame><draw:line draw:style-name="gr4" draw:text-style-name="P10" svg:x1="9.043cm" svg:y1="8.548cm" svg:x2="9.043cm" svg:y2="9.99cm"><text:p/></draw:line></draw:g></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2"><text:tab/>Jak łatwo zauważyć pierwszym zadaniem do wykonania będzie '</text:span><text:span text:style-name="T3">Sfera'. Uruchomi ono odpowiedni podprogram, który stworzy w środowisku sferę o zadanych atrybutach. Podobnie rzecz ma się z zadaniem 'Materiał Phong'. Ciekawsza rzeczy dzieją się w zadaniu 'Obiekt'. Odpowiedni podprogram tworzy obiekt, który jest złożeniem już wykonanej sfery i materiału. Dlatego zadanie 'Obiekt' musi zostać wykonane po zadaniach 'Sfera' i 'Materiał Phong'.</text:span></text:p>
      <text:p text:style-name="P2"><text:tab/>Nie ma znaczenia w jakiej kolejności w pliku pojawiają się zadania, gdyż menedżer zadań i tak zastosuje na nich sortowanie topologiczne. Ponadto wykonane zostaną tylko te zadania, które są wykorzystywane do wygenerowania pliku wyjściowego, tj. jeśli w grafie zależności nie istnieje ścieżka z danego zadania do zadania 'Zapis do pliku', to zadanie nie jest wykonywane.</text:p>
      <text:p text:style-name="P2"><text:tab/>W pliku wejściowym można tworzyć komentarze w stylu języka C++, tj.:</text:p>
      <text:p text:style-name="P3">//zakomentowany tekst</text:p>
      <text:p text:style-name="P2">oraz</text:p>
      <text:p text:style-name="P3">/* zakomentowany</text:p>
      <text:p text:style-name="P3">tekst*/</text:p>
      <text:p text:style-name="P2"/>
      <text:p text:style-name="P2"/>
      <text:p text:style-name="P2"><text:tab/>Oto jak wygląda opis zadania:</text:p>
      <text:p text:style-name="P2"/>
      <text:p text:style-name="P3">TypZadania<text:tab/> NazwaZadania</text:p>
      <text:p text:style-name="P3">{</text:p>
      <text:p text:style-name="P3"><text:tab/>[input] typAtrybutu1 nazwaAtrybutu1;</text:p>
      <text:p text:style-name="P3"><text:tab/>...</text:p>
      <text:p text:style-name="P3"><text:tab/>[input] typAtrybutuN nazwaAtrybutuN;<text:line-break/>}</text:p>
      <text:p text:style-name="P3"/>
      <text:p text:style-name="P4"><text:span text:style-name="T4"><text:tab/>TypZadania</text:span><text:span text:style-name="T3"> określa nazwę podprogramu do uruchomienia, zaś </text:span><text:span text:style-name="T4">NazwaZadania</text:span><text:span text:style-name="T3"> to nazwa, jaką przyjmie zasób wygenerowany przez to zadanie. W nawiasach klamrowych znajduje się lista atrybutów z opcjonalnym słowem </text:span><text:span text:style-name="T4">input</text:span><text:span text:style-name="T3">. Jeśli </text:span><text:span text:style-name="T4">input </text:span><text:span text:style-name="T3">wystąpiło przed atrybutem </text:span><text:span text:style-name="T4">x</text:span><text:span text:style-name="T3"> znaczy to, iż zasób </text:span><text:span text:style-name="T4">nazwaAtrybutuX </text:span><text:span text:style-name="T3">jest wymagany do wykonania zadania </text:span><text:span text:style-name="T4">NazwaZadania</text:span><text:span text:style-name="T3">. Niektóre z atrybutów w niektórych typach zadań są opcjonalne, tj. gdy zostaną pominięte, program użyje wartości domyślnej.</text:span></text:p>
      <text:p text:style-name="P2"><text:tab/>Oto lista możliwych typów zadań, łącznie z atrybutami i ich opisem.</text:p>
      <text:p text:style-name="P2"/>
      <text:p text:style-name="P2">-<text:span text:style-name="T5">Sphere</text:span> - tworzy prymityw, sferę. Uwaga: prymityw to jeszcze nie obiekt, który może zostać wykorzystany w scenie!</text:p>
      <text:p text:style-name="P2">Atrybuty:</text:p>
      <text:p text:style-name="P2">*origin - określa środek sfery. Przykładowe użycie: <text:span text:style-name="T1">origin 0,2,1;</text:span></text:p>
      <text:p text:style-name="P2">*radius - określa promień sfery</text:p>
      <text:p text:style-name="P2">-<text:span text:style-name="T5">Plane </text:span>-tworzy prymityw, płaszczyznę</text:p>
      <text:p text:style-name="P2">*normal - wektor normalnej płaszczyzny</text:p>
      <text:p text:style-name="P2">*distance - odległość od punktu (0,0,0)</text:p>
      <text:p text:style-name="P2">-<text:span text:style-name="T5">Phong</text:span> - tworzy materiał z wykorzystaniem cieniowania blinn-phonga</text:p>
      <text:p text:style-name="P2">*color - kolor materiału (biel to 1,1,1)</text:p>
      <text:p text:style-name="P2">*specColor - kolor odbicia światła (wartość domyślna: 1,1,1)</text:p>
      <text:p text:style-name="P2">*diffuse - współczynnik rozproszenia światła</text:p>
      <text:p text:style-name="P2"><text:soft-page-break/>*reflectance - współczynnik odbicia</text:p>
      <text:p text:style-name="P2">*specPower - współczynnik określający zachowanie się odbicia światła (domyślnie: 100)</text:p>
      <text:p text:style-name="P2">-<text:span text:style-name="T5">PointLight</text:span> - światło punktowe</text:p>
      <text:p text:style-name="P2">*color - wiadomo</text:p>
      <text:p text:style-name="P2">*position - też wiadomo</text:p>
      <text:p text:style-name="P2">*primitive - jeśli światło punktowe ma być widoczne na scenie jako obiekt, należy przekazać również prymityw (wykorzystujemy już stworzony zasób - proszę pamiętać o słowie input!). W przypadku pominięcia tego atrybutu, światło nie będzie widoczne jako obiekt (choć ciągle będzie mogło oświetlać scenę)</text:p>
      <text:p text:style-name="P2">-<text:span text:style-name="T5">AreaLight </text:span>- światło powierzchniowe</text:p>
      <text:p text:style-name="P2">*color - wiadomo</text:p>
      <text:p text:style-name="P2">*primitive - wiadomo</text:p>
      <text:p text:style-name="P2">*points - światło powierzchniowe jest przybliżane pewną ilością świateł punktowych. Im ich więcej, tym lepsza jakość końcowego oświetlenia, lecz również niższa wydajność raytracera. Przy pomocy tego atrybutu możesz zadać liczbę punktów, którymi światło powierzchniowe zostanie przybliżone</text:p>
      <text:p text:style-name="P2">-<text:span text:style-name="T5">Simple</text:span> - prosty obiekt</text:p>
      <text:p text:style-name="P2">*primitive - bryła</text:p>
      <text:p text:style-name="P2">*material - materiał</text:p>
      <text:p text:style-name="P2">-<text:span text:style-name="T5">Scene </text:span>- scena</text:p>
      <text:p text:style-name="P2">*size - rozmiar sceny</text:p>
      <text:p text:style-name="P2">*object1</text:p>
      <text:p text:style-name="P2">...</text:p>
      <text:p text:style-name="P2">*objectN - atrybuty od object1 do objectN określają kolejne obiekty, które wchodzą w skład sceny (w tym wypadku mogą być to światła lub obiekty typu Simple)</text:p>
      <text:p text:style-name="P2">-<text:span text:style-name="T5">ConicCam </text:span><text:s/>- kamera stożkowa</text:p>
      <text:p text:style-name="P2">*width - szerokość w pikselach</text:p>
      <text:p text:style-name="P2">*height - wysokość w pikselach</text:p>
      <text:p text:style-name="P2">-<text:span text:style-name="T5">RayTracing - </text:span>wykonuje raytracing, tworząc bufor pikseli</text:p>
      <text:p text:style-name="P2">*camera - wiadomo</text:p>
      <text:p text:style-name="P2">*scene - wiadomo</text:p>
      <text:p text:style-name="P2">*tracingDepth - jak długo (tj. ile odbić) może żyć promień (domyślnie: 5)</text:p>
      <text:p text:style-name="P2">*width - szerokość wynikowego bufora</text:p>
      <text:p text:style-name="P2">*height - wysokość wynikowego bufora</text:p>
      <text:p text:style-name="P2">-<text:span text:style-name="T5">ImageLoader - </text:span>tworzy bufor pikseli na podstawie pliku</text:p>
      <text:p text:style-name="P2">*fileName - wiadomo</text:p>
      <text:p text:style-name="P2">*format - obsługiwane formaty to raw (wtedy należy podać również wysokość i szerokość wczytywanego obrazka), bmp oraz hlt (własny format pliku). Domyślnie: hlt</text:p>
      <text:p text:style-name="P2">*width</text:p>
      <text:p text:style-name="P2">*height - należy podać tylko w przypadku korzystania z odczytu pliku raw</text:p>
      <text:p text:style-name="P2">-<text:span text:style-name="T5">ImageSaver - </text:span>zapisuje bufor pikseli do pliku</text:p>
      <text:p text:style-name="P2">*buffer - bufor wejściowy</text:p>
      <text:p text:style-name="P2">*fileName</text:p>
      <text:p text:style-name="P2">*format - znów wiadomo (i domyślnie hlt)</text:p>
      <text:p text:style-name="P2"/>
      <text:p text:style-name="P2"><text:soft-page-break/>-<text:span text:style-name="T5">SimpleToneMap </text:span>- tworzy nowy bufor pikseli, aplikując funkcję ekspozycji do wejściowego</text:p>
      <text:p text:style-name="P2">*buffer - bufor wejściowy</text:p>
      <text:p text:style-name="P2">*exposure - wartość ekspozycji (domyślnie 1)</text:p>
      <text:p text:style-name="P2">-<text:span text:style-name="T5">AdvToneMap </text:span>- tworzy nowy bufor pikseli, aplikując operator Reinharda do wejściowego</text:p>
      <text:p text:style-name="P2">*buffer - wiadomo</text:p>
      <text:p text:style-name="P2">*middleGrey - punkt szarości (domyślnie: 0.6)</text:p>
      <text:p text:style-name="P2">*whitePoint - punkt bieli (domyślnie: 16)</text:p>
      <text:p text:style-name="P2">-<text:span text:style-name="T5">GaussianBlur</text:span> - nowy bufor, aplikuje filtr gaussa do starego</text:p>
      <text:p text:style-name="P2">*buffer</text:p>
      <text:p text:style-name="P2">*sigma - odchylenie standardowe</text:p>
      <text:p text:style-name="P2">-<text:span text:style-name="T5">Lerp - </text:span>liniowa interpolacja, składa nowy bufor z dwóch wejściowych</text:p>
      <text:p text:style-name="P2">*buffer1</text:p>
      <text:p text:style-name="P2">*buffer2</text:p>
      <text:p text:style-name="P2">*value - wartość z przedziału [0,1], stanowi o wagach buforów w czasie interpolacji</text:p>
      <text:p text:style-name="P2">-<text:span text:style-name="T5">DepthAntialiasing - </text:span>antyaliasing na podstawie głębokości (tworzy nowy bufor)</text:p>
      <text:p text:style-name="P2">*buffer</text:p>
      <text:p text:style-name="P2">*treshold - jak stosunkowo duża musi być różnica głębokości, by zaaplikować antyaliasing (domyślnie: 1.2)</text:p>
      <text:p text:style-name="P2">-<text:span text:style-name="T5">BrightPass - </text:span>kompresja ciemnych obszarów (tworzy nowy bufor)</text:p>
      <text:p text:style-name="P2">*buffer</text:p>
      <text:p text:style-name="P2">*middleGrey</text:p>
      <text:p text:style-name="P2">*whitePoint - patrz AdvToneMap</text:p>
      <text:p text:style-name="P2">*offset - domyślnie 1</text:p>
      <text:p text:style-name="P2">*treshold - domyślnie 0.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rzemysław Pastuszka</meta:initial-creator>
    <meta:creation-date>2010-02-09T13:20:13</meta:creation-date>
    <dc:date>2010-02-09T15:55:36</dc:date>
    <dc:creator>Przemysław Pastuszka</dc:creator>
    <meta:editing-duration>PT02H15M00S</meta:editing-duration>
    <meta:editing-cycles>17</meta:editing-cycles>
    <meta:generator>OpenOffice.org/3.1$Unix OpenOffice.org_project/310m19$Build-9420</meta:generator>
    <meta:document-statistic meta:table-count="0" meta:image-count="0" meta:object-count="0" meta:page-count="4" meta:paragraph-count="93" meta:word-count="903" meta:character-count="6346"/>
  </office:meta>
</office:document-meta>
</file>